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7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 Issue</text:p>
          </table:table-cell>
          <table:table-cell table:style-name="ce3" office:value-type="string" calcext:value-type="string">
            <text:p>2016-12-24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# Pin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4.7K resistors can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2" office:value-type="string" calcext:value-type="string">
            <text:p>74LS0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2" office:value-type="string" calcext:value-type="string">
            <text:p>74LS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2" office:value-type="string" calcext:value-type="string">
            <text:p>74LS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2" office:value-type="string" calcext:value-type="string">
            <text:p>25LS254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2" office:value-type="string" calcext:value-type="string">
            <text:p>74LS14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2" office:value-type="string" calcext:value-type="string">
            <text:p>MC1441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54:BOM.E8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00-00-00</text:date>, <text:time style:data-style-name="N2" text:time-value="09:43:12.238153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4T09:58:53.354388203</dc:date>
    <meta:editing-duration>PT2H58M10S</meta:editing-duration>
    <meta:editing-cycles>145</meta:editing-cycles>
    <meta:generator>LibreOffice/5.1.4.2$Linux_X86_64 LibreOffice_project/10m0$Build-2</meta:generator>
    <meta:print-date>2016-12-24T10:00:00.013584107</meta:print-date>
    <meta:document-statistic meta:table-count="2" meta:cell-count="540" meta:object-count="0"/>
  </office:meta>
</office:document-meta>
</file>